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8.159cm" fo:margin-left="-0.822cm" fo:margin-right="-0.337cm" table:align="margins"/>
    </style:style>
    <style:style style:name="表35.A" style:family="table-column">
      <style:table-column-properties style:column-width="1.924cm" style:rel-column-width="6944*"/>
    </style:style>
    <style:style style:name="表35.B" style:family="table-column">
      <style:table-column-properties style:column-width="9.717cm" style:rel-column-width="35068*"/>
    </style:style>
    <style:style style:name="表35.C" style:family="table-column">
      <style:table-column-properties style:column-width="6.518cm" style:rel-column-width="23523*"/>
    </style:style>
    <style:style style:name="表35.1" style:family="table-row">
      <style:table-row-properties style:min-row-height="1.685cm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8.159cm" fo:margin-left="-0.822cm" fo:margin-right="-0.337cm" table:align="margins"/>
    </style:style>
    <style:style style:name="表36.A" style:family="table-column">
      <style:table-column-properties style:column-width="1.924cm" style:rel-column-width="6944*"/>
    </style:style>
    <style:style style:name="表36.B" style:family="table-column">
      <style:table-column-properties style:column-width="9.717cm" style:rel-column-width="35068*"/>
    </style:style>
    <style:style style:name="表36.C" style:family="table-column">
      <style:table-column-properties style:column-width="6.518cm" style:rel-column-width="23523*"/>
    </style:style>
    <style:style style:name="表36.1" style:family="table-row">
      <style:table-row-properties style:min-row-height="1.685cm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8.159cm" fo:margin-left="-0.822cm" fo:margin-right="-0.337cm" table:align="margins"/>
    </style:style>
    <style:style style:name="表37.A" style:family="table-column">
      <style:table-column-properties style:column-width="1.924cm" style:rel-column-width="6944*"/>
    </style:style>
    <style:style style:name="表37.B" style:family="table-column">
      <style:table-column-properties style:column-width="9.717cm" style:rel-column-width="35068*"/>
    </style:style>
    <style:style style:name="表37.C" style:family="table-column">
      <style:table-column-properties style:column-width="6.518cm" style:rel-column-width="23523*"/>
    </style:style>
    <style:style style:name="表37.1" style:family="table-row">
      <style:table-row-properties style:min-row-height="1.685cm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8.159cm" fo:margin-left="-0.822cm" fo:margin-right="-0.337cm" table:align="margins"/>
    </style:style>
    <style:style style:name="表38.A" style:family="table-column">
      <style:table-column-properties style:column-width="1.924cm" style:rel-column-width="6944*"/>
    </style:style>
    <style:style style:name="表38.B" style:family="table-column">
      <style:table-column-properties style:column-width="9.717cm" style:rel-column-width="35068*"/>
    </style:style>
    <style:style style:name="表38.C" style:family="table-column">
      <style:table-column-properties style:column-width="6.518cm" style:rel-column-width="23523*"/>
    </style:style>
    <style:style style:name="表38.1" style:family="table-row">
      <style:table-row-properties style:min-row-height="1.685cm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Standard">
      <style:text-properties fo:font-size="22pt" style:font-size-asian="22pt" style:font-size-complex="22pt"/>
    </style:style>
    <style:style style:name="P18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outline="false" style:text-line-through-style="none" style:font-name="Tahoma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44</dc:date><text:p text:style-name="P22"><text:span text:style-name="T6">1.2 : 1 ==&gt; 3</text:span></text:p></office:annotation>1.2<office:annotation-end office:name="__Annotation__381_1576786421"/>-t<office:annotation office:name="__Annotation__382_1576786421"><dc:creator>iwabuchi ken</dc:creator><dc:date>2021-07-18T11:33:52.56</dc:date><text:p text:style-name="P22"><text:span text:style-name="T6">korean “u” sound, like in “</text:span><text:span text:style-name="T6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58</dc:date><text:p text:style-name="P22"><text:span text:style-name="T6">chinese “</text:span><text:span text:style-name="T6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4_100423</text:p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3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>rbu6-oo3 / chu3-cha_p3 / nia6_k nien1-kaa3 <text:s/>chu3-cha_p3 / nia6_k bang3-rong3 rbu6-oo3</text:p>
          </table:table-cell>
        </table:table-row>
      </table:table>
      <text:p text:style-name="P7"/>
      <text:p text:style-name="P11"/>
      <text:p text:style-name="P7">---------------------------------------</text:p>
      <text:p text:style-name="P7">20210826_095327</text:p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អាហារ / ខ្ញុំញ៉ាំ / គាត់ញ៉ាំ <text:soft-page-break/>/ ខ្ញុំញ៉ាំអាហារ / អ្នកញ៉ាំអាហារ / អ្នកញ៉ាំអាហារ / រួចហើយ / មិនទាន់</text:p>
          </table:table-cell>
          <table:table-cell table:style-name="表34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>aa3-haee3 / <text:span text:style-name="T4">h6-niom5 nyam4 / kwo_t2 nyam4 / <text:s/>h6-niom5 nyam4 aa3-haee3 / nia6_k <text:s/>nyam4 aa3-haee3 / * / proi4-kya5-wi6 / man6-poon6 / 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kh-1-111</text:p>
      <text:p text:style-name="P7">20210829_090532</text:p>
      <text:p text:style-name="P7"/>
      <table:table table:name="表35" table:style-name="表35">
        <table:table-column table:style-name="表35.A"/>
        <table:table-column table:style-name="表35.B"/>
        <table:table-column table:style-name="表35.C"/>
        <table:table-row table:style-name="表35.1">
          <table:table-cell table:style-name="表35.A1" table:number-rows-spanned="2" office:value-type="string">
            <text:p text:style-name="P12"/>
          </table:table-cell>
          <table:table-cell table:style-name="表35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5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5.C2" office:value-type="string">
            <text:p text:style-name="P2">rub6-woo3 / <text:s/>chu3-cha_p3 / <text:s/>nia6_k <text:s/>mien3-kaa3 <text:s/>chu3-cha_p3 / <text:s/>nia6_k bang3-rong3 rub6-woo3</text:p>
          </table:table-cell>
        </table:table-row>
      </table:table>
      <text:p text:style-name="P7"/>
      <text:p text:style-name="P7"/>
      <text:p text:style-name="P7"><text:soft-page-break/></text:p>
      <text:p text:style-name="P11"/>
      <text:p text:style-name="P7">---------------------------------------</text:p>
      <text:p text:style-name="P7">20210901_171611</text:p>
      <text:p text:style-name="P7">kh-1-104</text:p>
      <text:p text:style-name="P7"/>
      <table:table table:name="表36" table:style-name="表36">
        <table:table-column table:style-name="表36.A"/>
        <table:table-column table:style-name="表36.B"/>
        <table:table-column table:style-name="表36.C"/>
        <table:table-row table:style-name="表36.1">
          <table:table-cell table:style-name="表36.A1" table:number-rows-spanned="2" office:value-type="string">
            <text:p text:style-name="P12"/>
          </table:table-cell>
          <table:table-cell table:style-name="表3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3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36.C2" office:value-type="string">
            <text:p text:style-name="P15">h6-niom3 pa_k6 / ta_k3 / * / poo3-kee6[they * / kwo_t3[he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08_101202</text:p>
      <text:p text:style-name="P7"/>
      <text:p text:style-name="P7"/>
      <table:table table:name="表37" table:style-name="表37">
        <table:table-column table:style-name="表37.A"/>
        <table:table-column table:style-name="表37.B"/>
        <table:table-column table:style-name="表37.C"/>
        <table:table-row table:style-name="表37.1">
          <table:table-cell table:style-name="表37.A1" table:number-rows-spanned="2" office:value-type="string">
            <text:p text:style-name="P12"/>
          </table:table-cell>
          <table:table-cell table:style-name="表37.A1" table:number-rows-spanned="2" office:value-type="string">
            <text:p text:style-name="P10">ជំនួយ / ខ្ញុំត្រូវការ / ជំនួយរបស់អ្នក / <text:soft-page-break/>ខ្ញុំត្រូវការជំនួយរបស់អ្នក</text:p>
          </table:table-cell>
          <table:table-cell table:style-name="表37.C1" office:value-type="string">
            <text:p text:style-name="P2">help / I need / your help / I need your help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2">chum6-nooi5 / <text:span text:style-name="T4">h6-niom5 trau3-kae3 / chum6-nuooi3 ro_b6-</text:span><text:soft-page-break/><text:span text:style-name="T4">wan6-nia_k6 / <text:s/>h6-niom5 trau3-kae3 <text:s/>chum6-nuooi3 ro_b6-wan6-nia_k6</text:span></text:p>
          </table:table-cell>
        </table:table-row>
      </table:table>
      <text:p text:style-name="P7"/>
      <text:p text:style-name="P7"/>
      <text:p text:style-name="P11">@@@</text:p>
      <text:p text:style-name="P7">---------------------------------------</text:p>
      <text:p text:style-name="P7"/>
      <text:p text:style-name="P7"/>
      <table:table table:name="表38" table:style-name="表38">
        <table:table-column table:style-name="表38.A"/>
        <table:table-column table:style-name="表38.B"/>
        <table:table-column table:style-name="表38.C"/>
        <table:table-row table:style-name="表38.1">
          <table:table-cell table:style-name="表38.A1" table:number-rows-spanned="2" office:value-type="string">
            <text:p text:style-name="P12"/>
          </table:table-cell>
          <table:table-cell table:style-name="表38.A1" table:number-rows-spanned="2" office:value-type="string">
            <text:p text:style-name="P10">aaa</text:p>
          </table:table-cell>
          <table:table-cell table:style-name="表38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38.C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/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<text:soft-page-break/>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>បានរង</text:p>
            </table:table-cell>
            <table:table-cell table:style-name="表20.B2" office:value-type="string">
              <text:p text:style-name="P16">bang3-rong3:have-suffered</text:p>
            </table:table-cell>
          </table:table-row>
          <table:table-row>
            <table:table-cell table:style-name="表20.A2" office:value-type="string">
              <text:p text:style-name="P10">ឈឺចាប់</text:p>
            </table:table-cell>
            <table:table-cell table:style-name="表20.B2" office:value-type="string">
              <text:p text:style-name="P16">chu3-cha_p3:pain</text:p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;<text:span text:style-name="T5">kwo_t3[he</text:span></text:p>
            </table:table-cell>
          </table:table-row>
          <table:table-row>
            <table:table-cell table:style-name="表20.A2" office:value-type="string">
              <text:p text:style-name="P10">មានការ</text:p>
            </table:table-cell>
            <table:table-cell table:style-name="表20.B2" office:value-type="string">
              <text:p text:style-name="P16">mien3-kaa3:have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6_k:you</text:p>
            </table:table-cell>
          </table:table-row>
          <text:soft-page-break/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:eat</text:p>
            </table:table-cell>
          </table:table-row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3">poo3-kee6[they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9-08T10:21:48.82</dc:date>
    <dc:creator>iwabuchi ken</dc:creator>
    <meta:editing-duration>PT6H39M47S</meta:editing-duration>
    <meta:editing-cycles>73</meta:editing-cycles>
    <meta:generator>OpenOffice/4.1.3$Win32 OpenOffice.org_project/413m1$Build-9783</meta:generator>
    <meta:document-statistic meta:table-count="38" meta:image-count="0" meta:object-count="0" meta:page-count="19" meta:paragraph-count="217" meta:word-count="1288" meta:character-count="8027"/>
  </office:meta>
</office:document-meta>
</file>